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tTemplateTests.postFor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stTemplateTests.postForEntity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stTemplateTests.mockResponseBody( String expectedBody , MediaType medi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tTemplateTests.postForLocationEntity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stTemplateTests.getFor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tTemplateTests.mapNullTemplateVar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tTemplateTests.patchFor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tTemplateTests.postForObject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stTemplateTests.requestInterceptorCanAddExistingHeaderValueWith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stTemplateTests.exchangeParameterized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RestTemplateTests.mockSentRequest( HttpMethod method , String uri , HttpHeaders request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tTemplateTests.requestInterceptorCanAddExistingHeaderValueWithou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stTemplateTests.defaultMessageConvertersWithKotlinSerializ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tTemplateTests.errorHandl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tTemplateTests.put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tTemplateTests.ioExceptionWithEmptyQuer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tTemplateTests.getFor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stTemplateTests.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stTemplateTests.mapTemplate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tTemplateTests.headerAcceptAllOn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tTemplateTests.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tTemplateTests.postFor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stTemplateTests.optionsForAll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tTemplateTests.mockHttpMessageConverter( MediaType mediaType , Class &lt; ?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tTemplateTests.varArgsNullTemplateVar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tTemplateTests.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tTemplateTests.getForObjectWithCustomUriTemplate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stTemplateTests.setMessageConvertersPrecondi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tTemplateTests.constructorPrecondi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tTemplateTests.mockTextResponseBody( String expected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tTemplateTests.getUnsupportedMedi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stTemplate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tTemplateTests.mockResponseStatus( HttpStatus response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tTemplateTests.keepGivenAcceptHeaderOn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stTemplateTests.uriTemplateWithTrailingSl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tTemplateTests.requestAvoidsDuplicateAcceptHeaderValu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stTemplateTests.postFor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tTemplateTests.varArgsTemplate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tTemplateTests.postForLocationNo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tTemplateTests.io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tTemplateTests.headerAcceptAllOn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tTemplateTests.postForLocationEntityCustom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stTemplateTests.mockTextPlainHttpMessag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tTemplateTests.mockSentRequest( HttpMethod method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tTemplateTests.patchForObject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stTemplateTests.postForLocation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tTemplateTests.clientHttpRequestInitializerAndRequestInterceptorAreBothAppl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estTemplateTests.headFor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